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e4" style:family="table-cell" style:parent-style-name="Default" style:data-style-name="N0">
      <style:text-properties style:font-name="Menlo" style:font-name-asian="Menlo" style:font-name-complex="Menlo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0.8126388888889cm"/>
    </style:style>
    <style:style style:name="co9" style:family="table-column">
      <style:table-column-properties fo:break-before="auto" style:column-width="4.16277777777778cm"/>
    </style:style>
    <style:style style:name="co10" style:family="table-column">
      <style:table-column-properties fo:break-before="auto" style:column-width="8.07861111111111cm"/>
    </style:style>
    <style:style style:name="co11" style:family="table-column">
      <style:table-column-properties fo:break-before="auto" style:column-width="14.3227777777778cm"/>
    </style:style>
    <style:style style:name="co12" style:family="table-column">
      <style:table-column-properties fo:break-before="auto" style:column-width="3.10444444444444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9za501dmlfo815wtzy940qong1p7ncyxw75mj2, timestamp: 1599770659233 at line: 13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6is4uxmjzt3fmcvddq82cm173ekwd18at8e6, timestamp: 1599831438228 at line: 19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byih414wp0o21m1xd6a1u93pv31mi7vpv19p67dq, timestamp: 1599794342414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86aj51uexj0dhpcgde1dbl1n13w9q1k1ncwcdh, timestamp: 1599703259351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7mgvx514r7nf9o1tlwin2ntp2cwq5tb18g64us, timestamp: 1599764811686 at line: 2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4rc8wt1kpbz11ep98j5i2avy1pb0suk1a543pk, timestamp: 1599790868923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pvn791y9yzz19ib06ai83oxh195riwgvllq, timestamp: 1599835141078 at line: 17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tr5tofisxlgr1hf8d1qtsc3nhjfqtg19jyo16, timestamp: 1599761147759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3jqpf1nlvrid1qv0ozn1csyiqk7aaadq4qg2k8, timestamp: 1599870166818 at line: 2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a5nazro8do3bdrku1e4cnnka6amy4ejx9d2, timestamp: 1599759584149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eez0l1leu3yn193cej31gnty2013htj0w1kdcsbf, timestamp: 1600019561932 at line: 11</text:p>
          </table:table-cell>
          <table:table-cell office:value-type="string" table:style-name="ce1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u6na001yyp2pmw6cufa1xr9v5ogn4a801tqpu5t, timestamp: 1599783296411 at line: 35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v5m6fqtcvp74ou37twvvhsisff03makffpak, timestamp: 1599842168752 at line: 1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8046356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54865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vy3h0181cwsxmnwfir13nm5b8175eblea4ostr, timestamp: 1599836313657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tm7pvmb70c8rlk5nzsbh2yu1fv8rie1wz0l4c, timestamp: 1599703544457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insufv1if3tqx16rhw2x11suk3z1mai4herhbkbe, timestamp: 1599795991008 at line: 11</text:p>
          </table:table-cell>
          <table:table-cell office:value-type="string" table:style-name="ce1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oty0i2yfno71rkzoo84sldws18dsz3anxxbnt, timestamp: 1599717668646 at line: 9</text:p>
          </table:table-cell>
          <table:table-cell office:value-type="string" table:style-name="ce1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p5bii0lzysxw1bibidi16kplgepev8nk1f86751, timestamp: 1599866610887 at line: 2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vhjg517s61f21f0ah8z1eol1qib7mvsp1wbsfjk, timestamp: 1599881930738 at line: 5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706265175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4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gtv0161o6vz19r89ui19wzofk75reluhvzg0t, timestamp: 1599835073995 at line: 32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4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9306515 at line: 19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4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73215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4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69042267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4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5113945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4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7087709 at line: 26</text:p>
          </table:table-cell>
          <table:table-cell office:value-type="string" table:style-name="ce1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4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jk6o81yjwh1b1o2b5mu1uwiu5a1qc4q351o49ez6, timestamp: 1653935967845 at line: 9</text:p>
          </table:table-cell>
          <table:table-cell office:value-type="string" table:style-name="ce1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4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844861610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4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6850849 at line: 24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4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0geku1peuui41r4e31a1u86w971qceo5sz7xgdg, timestamp: 1599832046813 at line: 13</text:p>
          </table:table-cell>
          <table:table-cell office:value-type="string" table:style-name="ce1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4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37wjqpwztkzmdcz1s14gwgp01ysol0f87qg5j, timestamp: 1599774525765 at line: 10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4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e02go1mhfn6t1n016n81lzgl2a1rd5e5y11pbgvr, timestamp: 1599762653594 at line: 9</text:p>
          </table:table-cell>
          <table:table-cell office:value-type="string" table:style-name="ce1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4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7278574 at line: 2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4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74458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4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96e0p1n8yn6g1cjxqh8qunktvf3q7w38em2ld, timestamp: 1599772886501 at line: 1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4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xf09y1yefbtp14lhr3e4z4pqc1h9cio51cfq8zo, timestamp: 1599860663059 at line: 11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4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6hf78xu8hqyzgl83u2kjxr51kr5g2p1qdjb8a, timestamp: 15997575206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4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6567851 at line: 23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4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3y6xc126u5k01bd2jhu1e8jj3reuaft6kryes0, timestamp: 1599847751522 at line: 12</text:p>
          </table:table-cell>
          <table:table-cell office:value-type="string" table:style-name="ce1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4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vltk5h1ghc884ieal4l1fz0l3h1hd2plv6xs0d9, timestamp: 1599858906614 at line: 4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4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60113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4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b2muhpb5c9cv6gz271nqesdorgvf8se23abn, timestamp: 1599789582340 at line: 11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4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yn7kio7jymwdowsbt1j7f9vh3ao6hlzjz8c8, timestamp: 1599793680757 at line: 18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4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19371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4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lupk71t2krgbuvkl05snvy3kggmtfyz5vovm, timestamp: 1599850882022 at line: 32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4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z1zrq15u45mslvrlwy1ci2i2c1x8q6qn1j44m1t, timestamp: 1599801701899 at line: 73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4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mcl5h1yh4yg5h8qqap4bei921sqj2h7uusf2c, timestamp: 1599877372956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4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49l9miz1hmmkyxu7v1p5hpffj6vgsd12y3flr, timestamp: 1599874939623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4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gwbk91js1jj711wu1odpn4gpe193juhn1rbxti9, timestamp: 1599695751859 at line: 26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4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b1tqmi61ti515j2qnz3l19b71kryuu9shwzd0, timestamp: 1631283578520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4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Filesystem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e0jtjgy058b1huao20ls5xik13oq3gq1ki2p34, timestamp: 1601592136588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mddddddd</text:p>
          </table:table-cell>
          <table:table-cell office:value-type="string" table:style-name="ce1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cwiz0vrt6ln17oadhb5lowz8d96cjn1dwfa9k, timestamp: 1601606075019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0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6306967 at line: 4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3038872 at line: 1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y48lr186w988dt2uurr6hsd9eyeg70wzq0tu, timestamp: 1601575384797 at line: 161</text:p>
          </table:table-cell>
          <table:table-cell office:value-type="string" table:style-name="ce1">
            <text:p>Believes fynd returns all prefixes for one pa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5nz7d1lf3ie31tn4b011avqr1b11uw3cj1yti340, timestamp: 1601555742408 at line: 7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foxq73mcq0o4vapm1cqfedz1979gcnc37jvl, timestamp: 1601539815437 at line: 5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jnbmi57exfq173wiq258dfrt1x8ucfv8pb438, timestamp: 1601439497079 at line: 17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gewgs5gyagw1vtouol116miw017zdwswtc9xd, timestamp: 1601486211996 at line: 3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110</text:p>
          </table:table-cell>
          <table:table-cell office:value-type="string" table:style-name="ce1">
            <text:p>Believes du-dir does not count the length of its ds list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9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6892130 at line: 2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0ktajqe95lg179p1hlvbykdtlvmm1z1xtwpoy, timestamp: 1601529261698 at line: 30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6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5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md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5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kgjfquqtti0d1yo5t0v1jafuj7i7g62u1ongnrb, timestamp: 1601479952175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0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9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7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9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4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5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edeayskwzl9e3r8cp1cvot9d1ypq8pjsbltj2, timestamp: 1601579230333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jnux91hgrslwgn2t1g2vhas81mxov04vvqj3o, timestamp: 1601690692606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mdddddddddddd</text:p>
          </table:table-cell>
          <table:table-cell office:value-type="string" table:style-name="ce1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8npm81fykfn91dyl4ur13qaixm1hm586210gdasr, timestamp: 1601592828602 at line: 5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8cnqo14zo3h51oqhqfb1jp48gnyy3ytb1n0yd1o, timestamp: 1601491692900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5">
            <text:p>file1 = file("1", "a#Ã˜f")\nfile2 = file("2", "sdlkfj")\nfile3 = file("3", "a .f")\nblank_file = file("", "")</text:p>
            <text:p>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3</text:p>
          </table:table-cell>
          <table:table-cell office:value-type="string" table:style-name="ce1">
            <text:p>Believes du-dir does not add file or subdir list leng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2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m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0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1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39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gozhk28fn4x7t81k71pei6jci1drja1varge8, timestamp: 1621709425540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q0i0h1w958x8yksy7k1vpt750y8xoy61ch479s, timestamp: 1601520587999 at line: 69</text:p>
          </table:table-cell>
          <table:table-cell office:value-type="string" table:style-name="ce1">
            <text:p>Believes fynd returns all left-to-right subdirs at each level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17018599 at line: 15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5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28321499 at line: 29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5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5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6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5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4pa4u12r3t1jdr0ub41t609pz1dilsvw1jp967y, timestamp: 1601585897040 at line: 2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54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8320447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3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fzbyh1l34o8y1hoca5m16bs21u1b5qe2p12ovmdu, timestamp: 1601487906972 at line: 1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5">
            <text:p>empty_dir = dir("", empty, empty)</text:p>
            <text:p>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brr037b47na9ksdv83iijjf14un2no1y1wzws, timestamp: 1601602412540 at line: 76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xxv7i11hj4mv1x7qml0j8dpqhoicukj1bj8x7u, timestamp: 1601603839158 at line: 87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5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</text:p>
            <text:p>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9ymus32sn7cae3eqs3bb9x9neyyd6y25vn1, timestamp: 1601605007070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gijjz4lcaiq11xfj0dd1qt91h51nmij2q1nmkkge, timestamp: 1601585689731 at line: 8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krl3c1rwmej11e0btf21h76kik18pfydrx2nf5b, timestamp: 1660927016592 at line: 12</text:p>
          </table:table-cell>
          <table:table-cell office:value-type="string" table:style-name="ce1">
            <text:p>Typo or no misunderstanding (adversaria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2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5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1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5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2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536465409 at line: 29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5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689140755 at line: 4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5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vja0eqlan1vvw1zn1pxe5pr107lls81e3cjki, timestamp: 1601516150083 at line: 65</text:p>
          </table:table-cell>
          <table:table-cell office:value-type="string" table:style-name="ce1">
            <text:p>Believes fynd searches directory names as well as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172977 at line: 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646217 at line: 3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qpg6q1r812yt7hg4cpf91zt6s61non63r7qe, timestamp: 1601606417778 at line: 10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r1yhd1ojb6ae1a2jke0s2ru551sl9nqsrdp4xo, timestamp: 1603576503697 at line: 3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table table:name="Nile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3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654944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862989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65144577 at line: 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079450 at line: 35</text:p>
          </table:table-cell>
          <table:table-cell office:value-type="string" table:style-name="ce1">
            <text:p>Believes count reflects total count of most frequent book in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669343 at line: 6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15943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34612 at line: 77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3035880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9k5w80wurcmz17erzm21okoberhp2u2mvvna3s, timestamp: 1599970475431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403802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743869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811383 at line: 6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3332349 at line: 72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9b83m4rz5362ha99h1yyhm8p87pigk1x39mdp, timestamp: 1599962601460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39040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461019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65378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4hhc16iancx1kn347n2fburd1sy2cjfz2o557, timestamp: 1599953869111 at line: 21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058744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8199766 at line: 8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76162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91221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304217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3718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53756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28303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5664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86090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089314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138659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i5bapxdfb841jldnxi28oerlayjwzb104akv6, timestamp: 159996742138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rajk511xty0t1spe14d1hpin3a1g3udse1767s2i, timestamp: 1599888049912 at line: 15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10328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4731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479978 at line: 17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28605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34386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2554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4882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5377770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10216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49615 at line: 35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452105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199921 at line: 6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418605 at line: 10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dnezpqiphqhlsrb4ip41deuwcv461wb8ojk, timestamp: 1599941058383 at line: 1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900pa1dres1gc67cwuq4j00hni4wfgidndg, timestamp: 1600006358511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403061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799542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8716964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9424968 at line: 2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77932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83131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0392904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46236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03282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48373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118077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302518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45952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zu46o1enyzrculh31i56w6zt50tl4w1000f7i, timestamp: 1600008039826 at line: 80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474979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451717 at line: 27</text:p>
          </table:table-cell>
          <table:table-cell office:value-type="string" table:style-name="ce1">
            <text:p>Believes titles in book-record must be in recommendation, even if non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887601 at line: 27</text:p>
          </table:table-cell>
          <table:table-cell office:value-type="string" table:style-name="ce1">
            <text:p>Believes recommendation list need not come from passed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880666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935381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ueepf2v2wex5md9991qkihmvsi3gwnpnklyz, timestamp: 1599879257483 at line: 11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2951639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7069712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8797196 at line: 14</text:p>
          </table:table-cell>
          <table:table-cell office:value-type="string" table:style-name="ce1">
            <text:p>Believes recommended book need not be paired with queried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088756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177642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273283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m565pe1ald8r11ab6bj71p9pbbsxt12wf18x0fwn, timestamp: 1599926788404 at line: 2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13138 at line: 24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21652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53817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221785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458210 at line: 10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759928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8125166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194140 at line: 17</text:p>
          </table:table-cell>
          <table:table-cell office:value-type="string" table:style-name="ce1">
            <text:p>Believes pairs can be made across file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09590 at line: 17</text:p>
          </table:table-cell>
          <table:table-cell office:value-type="string" table:style-name="ce1">
            <text:p>Believes File content lists can contain less than 2 book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53911 at line: 17</text:p>
          </table:table-cell>
          <table:table-cell office:value-type="string" table:style-name="ce1">
            <text:p>Pairs all titles with empty when no popular pairs can be foun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p99zy10youdb1x2bkxr5ui5yq19ksvcb1vac98f, timestamp: 1599960013362 at line: 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49535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30329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48087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4838799 at line: 23</text:p>
          </table:table-cell>
          <table:table-cell office:value-type="string" table:style-name="ce1">
            <text:p>Believes count reflects the total count of the queried book in the book 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5920846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6156494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5373057 at line: 8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7316918 at line: 109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5501609 at line: 27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407785 at line: 28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11730165 at line: 29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m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5381926 at line: 11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140877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654803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0361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2497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8161794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1974017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2106562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qznklhph1dt1p82j3y149sg321a3jhwb1byfdvr, timestamp: 160001784364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4813669 at line: 1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vhnhz2u31621f4lw45wbdlfj1p5shbu19mcj0c, timestamp: 1599881214834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g6uxr48tzo518w2z0o9jlf111qdj1q9ecagbw, timestamp: 1599972026965 at line: 27</text:p>
          </table:table-cell>
          <table:table-cell office:value-type="string" table:style-name="ce1">
            <text:p>Recommends no pairs for a single non-empty fil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60431533 at line: 3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1g9qgrmmx6tf3bgpcywt5351794yl82b7e1p, timestamp: 1599951115047 at line: 12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mdddddddddmm</text:p>
          </table:table-cell>
          <table:table-cell office:value-type="string" table:style-name="ce1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66233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mddddddddm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112440 at line: 52</text:p>
          </table:table-cell>
          <table:table-cell office:value-type="string" table:style-name="ce1">
            <text:p>Believes book titles are not unique or unambiguous (ex case can be ignored)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289011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547437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704466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ihrh8jbqaj613qq0q312adwrc1ctj7t91f1wr9v, timestamp: 1599942404361 at line: 62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s9genr12wa8cp2reibg59evp31bq3by3ko8xzv, timestamp: 1599963272222 at line: 13</text:p>
          </table:table-cell>
          <table:table-cell office:value-type="string" table:style-name="ce1">
            <text:p>Recommends a nonexistent book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database-ranges>
        <table:database-range table:target-range-address="Docdiff.A1:Docdiff.E1048286" table:name="Table_1"/>
        <table:database-range table:target-range-address="Filesystem.A1:Filesystem.E104" table:name="Table_5"/>
        <table:database-range table:target-range-address="Nile.A1:Nile.E129" table:name="Table_6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Siddhartha Prasad</meta:initial-creator>
    <dc:creator>Siddhartha Prasad</dc:creator>
    <meta:creation-date>2022-11-07T18:08:02Z</meta:creation-date>
    <dc:date>2023-04-05T06:33:51Z</dc:date>
  </office:meta>
</office:document-meta>
</file>